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5971" officeooo:paragraph-rsid="00085971"/>
    </style:style>
    <style:style style:name="P2" style:family="paragraph" style:parent-style-name="Standard">
      <style:text-properties officeooo:rsid="00085971" officeooo:paragraph-rsid="0008fc2d"/>
    </style:style>
    <style:style style:name="P3" style:family="paragraph" style:parent-style-name="Standard">
      <style:text-properties officeooo:rsid="0008fc2d" officeooo:paragraph-rsid="0008fc2d"/>
    </style:style>
    <style:style style:name="P4" style:family="paragraph" style:parent-style-name="Standard">
      <style:text-properties officeooo:rsid="000aae51" officeooo:paragraph-rsid="000aae51"/>
    </style:style>
    <style:style style:name="P5" style:family="paragraph" style:parent-style-name="Standard">
      <style:text-properties officeooo:rsid="000b4891" officeooo:paragraph-rsid="000b4891"/>
    </style:style>
    <style:style style:name="P6" style:family="paragraph" style:parent-style-name="Standard">
      <style:text-properties officeooo:rsid="000bbc7f" officeooo:paragraph-rsid="000bbc7f"/>
    </style:style>
    <style:style style:name="P7" style:family="paragraph" style:parent-style-name="Standard">
      <style:text-properties officeooo:rsid="000c1e30" officeooo:paragraph-rsid="000c1e30"/>
    </style:style>
    <style:style style:name="P8" style:family="paragraph" style:parent-style-name="Standard">
      <style:text-properties officeooo:rsid="000d2e24" officeooo:paragraph-rsid="000d2e24"/>
    </style:style>
    <style:style style:name="T1" style:family="text">
      <style:text-properties officeooo:rsid="0008fc2d"/>
    </style:style>
    <style:style style:name="T2" style:family="text">
      <style:text-properties officeooo:rsid="000b4891"/>
    </style:style>
    <style:style style:name="T3" style:family="text">
      <style:text-properties officeooo:rsid="000bbc7f"/>
    </style:style>
    <style:style style:name="T4" style:family="text">
      <style:text-properties officeooo:rsid="000c1e30"/>
    </style:style>
    <style:style style:name="T5" style:family="text">
      <style:text-properties officeooo:rsid="000d2e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bre Metropole J2 2025 :</text:p>
      <text:p text:style-name="P5">Partie 1 :</text:p>
      <text:p text:style-name="P1"><text:s/></text:p>
      <text:p text:style-name="P1">1 : espace : 010</text:p>
      <text:p text:style-name="P1"/>
      <text:p text:style-name="P1">2 : 0001110101111110011001 : 00 011 1010 1111 11001 1001 : espion</text:p>
      <text:p text:style-name="P1"/>
      <text:p text:style-name="P1">3 : ce serait un parcurs prefixe car on part de la racine (tout en haut) pour obtenir le symbole feuille.</text:p>
      <text:p text:style-name="P1"/>
      <text:p text:style-name="P1"/>
      <text:p text:style-name="P1">Part<text:span text:style-name="T2">ie</text:span> 2 :</text:p>
      <text:p text:style-name="P1"/>
      <text:p text:style-name="P2">4 : Alors ici, <text:span text:style-name="T1">les 9 premières lettres ont la particulatité d’avoir comme </text:span>nombre d’occurences <text:span text:style-name="T1">equivalent</text:span> à 1 ou à 2., . Donc en additionnant leurs occurenes :</text:p>
      <text:p text:style-name="P1">1+1+1+1+1+1+1+2+2 = 11</text:p>
      <text:p text:style-name="P1"/>
      <text:p text:style-name="P1">puis, les 3 <text:span text:style-name="T1">dernières</text:span> lettres <text:span text:style-name="T1">sont celles avec </text:span>le plus grand nombre d’occurences, 3 ou 4. Donc en les additionnant :</text:p>
      <text:p text:style-name="P1"/>
      <text:p text:style-name="P1">3 + 4 + 4 = 11</text:p>
      <text:p text:style-name="P1"/>
      <text:p text:style-name="P3">11 = 11 ainsi, étant donné que ces 2 cotés ont un nombre d’occurences égal, on obtient la situation menant au résultat de l étape 2 où les 9 premières lettres sont regroupé au sous groupe « 1 » et les 3 dernières dans le sous groupe « 0 ».</text:p>
      <text:p text:style-name="P3"/>
      <text:p text:style-name="P3">5 : la hauteur d’un arbre est l‘écart entre la racine et le nœud le plus profond de l’arbre. Et ce qu’on remarque c’est que les lettres o et d sont celles qui ont le plus long parcoup pour pouvoir les atteindre. Donc c’est le nœud le plus profond est est de 4. </text:p>
      <text:p text:style-name="P3"/>
      <text:p text:style-name="P3">6 : </text:p>
      <text:p text:style-name="P7">ainsi, un octet contient 8 bits. Et ici on a 22 bits. Donc : 22 X 8 = 176 bits.</text:p>
      <text:p text:style-name="P7"/>
      <text:p text:style-name="P7">Puis avec shannon, on peut compter le nombre de bits nécessaires à l’encodage :</text:p>
      <text:p text:style-name="P7"/>
      <text:p text:style-name="P7">e : 2</text:p>
      <text:p text:style-name="P7">_ : 3</text:p>
      <text:p text:style-name="P7">s : 3</text:p>
      <text:p text:style-name="P7">j : 4</text:p>
      <text:p text:style-name="P7">n : 4</text:p>
      <text:p text:style-name="P7">p : 4</text:p>
      <text:p text:style-name="P7">, : 4</text:p>
      <text:p text:style-name="P7">d : 5</text:p>
      <text:p text:style-name="P7">o : 5</text:p>
      <text:p text:style-name="P7">c : 4</text:p>
      <text:p text:style-name="P7">u : 4</text:p>
      <text:p text:style-name="P7">i : 4</text:p>
      <text:p text:style-name="P7"/>
      <text:p text:style-name="P7">Donc en faisant des calculs avec leurs occurrences :</text:p>
      <text:p text:style-name="P7"/>
      <text:p text:style-name="P7">5 X 2 + 4 X 5 + 4 X 2 X 2 + 3 X 3 + 3 X 4 + 2 X <text:span text:style-name="T5">4</text:span> = <text:span text:style-name="T5">75 bits.</text:span></text:p>
      <text:p text:style-name="P7"/>
      <text:p text:style-name="P8"><text:soft-page-break/>Et 175 bits sur 75 donne un résultat supérieur à deux. Donc la méthode shannon donne deux fois moins la llongueur de bits nécessaire que pour ascii.</text:p>
      <text:p text:style-name="P4"/>
      <text:p text:style-name="P3"/>
      <text:p text:style-name="P4">7 : <text:s/>c : 1</text:p>
      <text:p text:style-name="P4">h : 1</text:p>
      <text:p text:style-name="P4">i : 1</text:p>
      <text:p text:style-name="P4">e : 1</text:p>
      <text:p text:style-name="P4">f : 2</text:p>
      <text:p text:style-name="P4">r : 2</text:p>
      <text:p text:style-name="P4"/>
      <text:p text:style-name="P5">111 : c</text:p>
      <text:p text:style-name="P5">110 : h</text:p>
      <text:p text:style-name="P5">101 : i</text:p>
      <text:p text:style-name="P5">100 : e</text:p>
      <text:p text:style-name="P5">01 : f</text:p>
      <text:p text:style-name="P5">00 : r</text:p>
      <text:p text:style-name="P5"/>
      <text:p text:style-name="P5">Partie 3 :</text:p>
      <text:p text:style-name="P5"/>
      <text:p text:style-name="P5">8 :</text:p>
      <text:p text:style-name="P5"/>
      <text:p text:style-name="P5">ligne 8 : dico[symbole] = dico[symbole] + 1</text:p>
      <text:p text:style-name="P5"/>
      <text:p text:style-name="P5">ligne 10 : dico[symbole] = 1</text:p>
      <text:p text:style-name="P5"/>
      <text:p text:style-name="P5">9 : </text:p>
      <text:p text:style-name="P4"/>
      <text:p text:style-name="P5">def somme_occ(tab) :</text:p>
      <text:p text:style-name="P5"><text:tab/>sum = 0</text:p>
      <text:p text:style-name="P5"><text:tab/>for elt in tab :</text:p>
      <text:p text:style-name="P5"><text:tab/><text:tab/>sum += elt[1]</text:p>
      <text:p text:style-name="P5"><text:tab/>return sum</text:p>
      <text:p text:style-name="P5"/>
      <text:p text:style-name="P5">10 : </text:p>
      <text:p text:style-name="P5"><text:s/><text:span text:style-name="T3">on regarde si la lettre (= symbole) est dans la liste t1, et don on lui attribue 0. sinon le contraire.</text:span></text:p>
      <text:p text:style-name="P5">ligne 9 : return « 1 » + shannon(symbole, t1)</text:p>
      <text:p text:style-name="P5"/>
      <text:p text:style-name="P5">ligne 11 : return  « 0 » + shanon(symbole, <text:span text:style-name="T3">t2)</text:span></text:p>
      <text:p text:style-name="P5"/>
      <text:p text:style-name="P6">11 : ce qui garantit la terminaison de la fonction réccursive shannon, c’est la réduction systématique de la longueur de la liste en un seul élément, contenant le symbole concerné. Cela est possible par la séparation en deux tableau de la liste contenu dans la fonction avec la fonction separe() et avec la condition d’arrêt</text:p>
      <text:p text:style-name="P6"/>
      <text:p text:style-name="P6">def enccode_shannon(texte) :</text:p>
      <text:p text:style-name="P6"><text:tab/><text:span text:style-name="T4">dic</text:span>Occ = creer_dico_occ(texte)</text:p>
      <text:p text:style-name="P6"><text:tab/><text:span text:style-name="T4">listeOCC = creer_tab-trie(dicOcc)</text:span></text:p>
      <text:p text:style-name="P6"><text:tab/>msg_code = ‘’</text:p>
      <text:p text:style-name="P6"><text:tab/>for caractere in texte :</text:p>
      <text:p text:style-name="P6"><text:tab/><text:tab/>msg_code += shannon(caractere, listeOcc)</text:p>
      <text:p text:style-name="P6"><text:tab/>return msg_code</text:p>
      <text:p text:style-name="P6"><text:soft-page-break/><text:tab/><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8T11:32:14.535351587</meta:creation-date>
    <dc:date>2026-01-08T12:53:23.923705246</dc:date>
    <meta:editing-duration>PT2M56S</meta:editing-duration>
    <meta:editing-cycles>1</meta:editing-cycles>
    <meta:document-statistic meta:table-count="0" meta:image-count="0" meta:object-count="0" meta:page-count="3" meta:paragraph-count="66" meta:word-count="543" meta:character-count="2474" meta:non-whitespace-character-count="1973"/>
    <meta:generator>LibreOffice/24.2.7.2$Linux_X86_64 LibreOffice_project/420$Build-2</meta:generator>
  </office:meta>
</office:document-meta>
</file>